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090daa" officeooo:paragraph-rsid="01090daa" style:font-weight-asian="bold" style:font-weight-complex="bold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3d221" officeooo:paragraph-rsid="0123d221" style:font-weight-asian="bold" style:font-weight-complex="bold"/>
    </style:style>
    <style:style style:name="P1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58da2" officeooo:paragraph-rsid="01258da2" style:font-weight-asian="bold" style:font-weight-complex="bold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33ed0e" officeooo:paragraph-rsid="0133ed0e" style:font-weight-asian="bold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87fb" officeooo:paragraph-rsid="00ede871" style:font-weight-asian="normal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7be12" style:font-weight-asian="normal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9733d" style:font-weight-asian="normal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27b2" officeooo:paragraph-rsid="00fa27b2" style:font-weight-asian="normal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fa9d" officeooo:paragraph-rsid="00fafa9d" style:font-weight-asian="normal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d2aef" officeooo:paragraph-rsid="00fd2aef" style:font-weight-asian="normal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2775" officeooo:paragraph-rsid="00fe2775" style:font-weight-asian="normal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8580" officeooo:paragraph-rsid="00fe8580" style:font-weight-asian="normal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080a0" officeooo:paragraph-rsid="010080a0" style:font-weight-asian="normal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2cfda" officeooo:paragraph-rsid="0102cfda" style:font-weight-asian="normal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0daa" style:font-weight-asian="normal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d1e9" style:font-weight-asian="normal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d238" officeooo:paragraph-rsid="0109d238" style:font-weight-asian="normal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d2434" officeooo:paragraph-rsid="010d2434" style:font-weight-asian="normal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ee5f0" officeooo:paragraph-rsid="010ee5f0" style:font-weight-asian="normal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fca3c" officeooo:paragraph-rsid="010fca3c" style:font-weight-asian="normal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224d9" officeooo:paragraph-rsid="011224d9" style:font-weight-asian="normal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335c7" officeooo:paragraph-rsid="011335c7" style:font-weight-asian="normal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4a4e7" officeooo:paragraph-rsid="0114a4e7" style:font-weight-asian="normal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81ce" officeooo:paragraph-rsid="011781ce" style:font-weight-asian="normal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bcda" officeooo:paragraph-rsid="0117bcda" style:font-weight-asian="normal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10d9" officeooo:paragraph-rsid="012510d9" style:font-weight-asian="normal" style:font-weight-complex="normal"/>
    </style:style>
    <style:style style:name="P11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8da2" officeooo:paragraph-rsid="01258da2" style:font-weight-asian="normal" style:font-weight-complex="normal"/>
    </style:style>
    <style:style style:name="P11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846e2" officeooo:paragraph-rsid="012846e2" style:font-weight-asian="normal" style:font-weight-complex="normal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a840f" officeooo:paragraph-rsid="012a840f" style:font-weight-asian="normal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c3885" officeooo:paragraph-rsid="012c3885" style:font-weight-asian="normal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e6417" officeooo:paragraph-rsid="012e6417" style:font-weight-asian="normal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14625" style:font-weight-asian="normal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3ed0e" officeooo:paragraph-rsid="0133ed0e" style:font-weight-asian="normal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4068c" officeooo:paragraph-rsid="0134068c" style:font-weight-asian="normal" style:font-weight-complex="normal"/>
    </style:style>
    <style:style style:name="P12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6a1a" officeooo:paragraph-rsid="01366a1a" style:font-weight-asian="normal" style:font-weight-complex="normal"/>
    </style:style>
    <style:style style:name="P12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40085b" style:font-weight-asian="normal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36b35c" style:font-weight-asian="normal" style:font-weight-complex="normal"/>
    </style:style>
    <style:style style:name="P1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89aef" officeooo:paragraph-rsid="01389aef" style:font-weight-asian="normal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949ce" officeooo:paragraph-rsid="013949ce" style:font-weight-asian="normal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a7191" officeooo:paragraph-rsid="013a7191" style:font-weight-asian="normal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ba5b8" officeooo:paragraph-rsid="013ba5b8" style:font-weight-asian="normal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c1d8d" officeooo:paragraph-rsid="013c1d8d" style:font-weight-asian="normal" style:font-weight-complex="normal"/>
    </style:style>
    <style:style style:name="P1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f9b03" officeooo:paragraph-rsid="013f9b03" style:font-weight-asian="normal" style:font-weight-complex="normal"/>
    </style:style>
    <style:style style:name="P13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13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13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1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1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14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1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14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1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1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14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1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1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1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1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1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15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1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5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15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15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15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15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1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1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1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16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16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1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1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1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1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1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7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17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1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17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75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76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177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178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179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180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181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182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183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84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185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186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18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188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189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190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191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192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193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194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195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196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197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198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199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200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201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202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203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204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205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206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89cc8" officeooo:paragraph-rsid="01189cc8" style:font-weight-asian="normal" style:font-weight-complex="normal"/>
    </style:style>
    <style:style style:name="P207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a8bd6" officeooo:paragraph-rsid="011a8bd6" style:font-weight-asian="normal" style:font-weight-complex="normal"/>
    </style:style>
    <style:style style:name="P208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b31ab" officeooo:paragraph-rsid="011b31ab" style:font-weight-asian="normal" style:font-weight-complex="normal"/>
    </style:style>
    <style:style style:name="P209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ca303" officeooo:paragraph-rsid="011ca303" style:font-weight-asian="normal" style:font-weight-complex="normal"/>
    </style:style>
    <style:style style:name="P210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211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12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e6417" style:font-weight-asian="normal" style:font-weight-complex="normal"/>
    </style:style>
    <style:style style:name="P213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14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15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16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fa834" officeooo:paragraph-rsid="012fa834" style:font-weight-asian="normal" style:font-weight-complex="normal"/>
    </style:style>
    <style:style style:name="P217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0d01e" style:font-weight-asian="normal" style:font-weight-complex="normal"/>
    </style:style>
    <style:style style:name="P218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646d7" style:font-weight-asian="normal" style:font-weight-complex="normal"/>
    </style:style>
    <style:style style:name="P219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646d7" style:font-weight-asian="normal" style:font-weight-complex="normal"/>
    </style:style>
    <style:style style:name="P2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f9b03" officeooo:paragraph-rsid="013f9b03" style:font-weight-asian="normal" style:font-weight-complex="normal"/>
    </style:style>
    <style:style style:name="P2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306a6" officeooo:paragraph-rsid="014306a6" style:font-weight-asian="normal" style:font-weight-complex="normal"/>
    </style:style>
    <style:style style:name="P22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306a6" officeooo:paragraph-rsid="014306a6" style:font-weight-asian="normal" style:font-weight-complex="normal"/>
    </style:style>
    <style:style style:name="P2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45182" officeooo:paragraph-rsid="01445182" style:font-weight-asian="normal" style:font-weight-complex="normal"/>
    </style:style>
    <style:style style:name="P2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5f534" officeooo:paragraph-rsid="0145f534" style:font-weight-asian="normal" style:font-weight-complex="normal"/>
    </style:style>
    <style:style style:name="P22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8e61" officeooo:paragraph-rsid="01468e61" style:font-weight-asian="normal" style:font-weight-complex="normal"/>
    </style:style>
    <style:style style:name="P22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eb8a" officeooo:paragraph-rsid="0146eb8a" style:font-weight-asian="normal" style:font-weight-complex="normal"/>
    </style:style>
    <style:style style:name="P227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228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229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230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31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232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officeooo:rsid="000ed7e2"/>
    </style:style>
    <style:style style:name="T9" style:family="text">
      <style:text-properties officeooo:rsid="00126a4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0597" style:font-weight-asian="normal" style:font-weight-complex="normal"/>
    </style:style>
    <style:style style:name="T12" style:family="text">
      <style:text-properties fo:font-weight="normal" officeooo:rsid="0069b978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fo:font-weight="normal" officeooo:rsid="00f889ce" style:font-weight-asian="normal" style:font-weight-complex="normal"/>
    </style:style>
    <style:style style:name="T20" style:family="text">
      <style:text-properties fo:font-weight="normal" officeooo:rsid="00f9733d" style:font-weight-asian="normal" style:font-weight-complex="normal"/>
    </style:style>
    <style:style style:name="T21" style:family="text">
      <style:text-properties fo:font-weight="normal" officeooo:rsid="00fa27b2" style:font-weight-asian="normal" style:font-weight-complex="normal"/>
    </style:style>
    <style:style style:name="T22" style:family="text">
      <style:text-properties fo:font-weight="normal" officeooo:rsid="00fd2aef" style:font-weight-asian="normal" style:font-weight-complex="normal"/>
    </style:style>
    <style:style style:name="T23" style:family="text">
      <style:text-properties fo:font-weight="normal" officeooo:rsid="010386a0" style:font-weight-asian="normal" style:font-weight-complex="normal"/>
    </style:style>
    <style:style style:name="T24" style:family="text">
      <style:text-properties fo:font-weight="normal" officeooo:rsid="01054935" style:font-weight-asian="normal" style:font-weight-complex="normal"/>
    </style:style>
    <style:style style:name="T25" style:family="text">
      <style:text-properties fo:font-weight="normal" officeooo:rsid="01061e1d" style:font-weight-asian="normal" style:font-weight-complex="normal"/>
    </style:style>
    <style:style style:name="T26" style:family="text">
      <style:text-properties officeooo:rsid="001c3105"/>
    </style:style>
    <style:style style:name="T27" style:family="text">
      <style:text-properties officeooo:rsid="0025fa2d"/>
    </style:style>
    <style:style style:name="T28" style:family="text">
      <style:text-properties officeooo:rsid="002e1d9f"/>
    </style:style>
    <style:style style:name="T29" style:family="text">
      <style:text-properties officeooo:rsid="002fc8be"/>
    </style:style>
    <style:style style:name="T30" style:family="text">
      <style:text-properties officeooo:rsid="00346d4f"/>
    </style:style>
    <style:style style:name="T31" style:family="text">
      <style:text-properties officeooo:rsid="0036d569"/>
    </style:style>
    <style:style style:name="T32" style:family="text">
      <style:text-properties officeooo:rsid="003ac7e0"/>
    </style:style>
    <style:style style:name="T33" style:family="text">
      <style:text-properties officeooo:rsid="003fb510"/>
    </style:style>
    <style:style style:name="T34" style:family="text">
      <style:text-properties officeooo:rsid="0044d45d"/>
    </style:style>
    <style:style style:name="T35" style:family="text">
      <style:text-properties officeooo:rsid="004c0d3b"/>
    </style:style>
    <style:style style:name="T36" style:family="text">
      <style:text-properties officeooo:rsid="004dd764"/>
    </style:style>
    <style:style style:name="T37" style:family="text">
      <style:text-properties officeooo:rsid="004fa7d7"/>
    </style:style>
    <style:style style:name="T38" style:family="text">
      <style:text-properties officeooo:rsid="0058d5df"/>
    </style:style>
    <style:style style:name="T39" style:family="text">
      <style:text-properties officeooo:rsid="005db31a"/>
    </style:style>
    <style:style style:name="T40" style:family="text">
      <style:text-properties officeooo:rsid="005f1ec0"/>
    </style:style>
    <style:style style:name="T41" style:family="text">
      <style:text-properties officeooo:rsid="006276e0"/>
    </style:style>
    <style:style style:name="T42" style:family="text">
      <style:text-properties officeooo:rsid="0070fb25"/>
    </style:style>
    <style:style style:name="T43" style:family="text">
      <style:text-properties officeooo:rsid="0072bb3b"/>
    </style:style>
    <style:style style:name="T44" style:family="text">
      <style:text-properties officeooo:rsid="00775dd5"/>
    </style:style>
    <style:style style:name="T45" style:family="text">
      <style:text-properties officeooo:rsid="0078c9fe"/>
    </style:style>
    <style:style style:name="T46" style:family="text">
      <style:text-properties officeooo:rsid="007b1eed"/>
    </style:style>
    <style:style style:name="T47" style:family="text">
      <style:text-properties officeooo:rsid="007eb9e6"/>
    </style:style>
    <style:style style:name="T48" style:family="text">
      <style:text-properties officeooo:rsid="008318fa"/>
    </style:style>
    <style:style style:name="T49" style:family="text">
      <style:text-properties officeooo:rsid="0084e610"/>
    </style:style>
    <style:style style:name="T50" style:family="text">
      <style:text-properties officeooo:rsid="0086909e"/>
    </style:style>
    <style:style style:name="T51" style:family="text">
      <style:text-properties officeooo:rsid="008f9236"/>
    </style:style>
    <style:style style:name="T52" style:family="text">
      <style:text-properties officeooo:rsid="00921312"/>
    </style:style>
    <style:style style:name="T53" style:family="text">
      <style:text-properties officeooo:rsid="00959dba"/>
    </style:style>
    <style:style style:name="T54" style:family="text">
      <style:text-properties officeooo:rsid="009a556c"/>
    </style:style>
    <style:style style:name="T55" style:family="text">
      <style:text-properties officeooo:rsid="009de9b4"/>
    </style:style>
    <style:style style:name="T56" style:family="text">
      <style:text-properties officeooo:rsid="00a7e4fb"/>
    </style:style>
    <style:style style:name="T57" style:family="text">
      <style:text-properties officeooo:rsid="00aa5d9d"/>
    </style:style>
    <style:style style:name="T58" style:family="text">
      <style:text-properties officeooo:rsid="00b662a7"/>
    </style:style>
    <style:style style:name="T59" style:family="text">
      <style:text-properties officeooo:rsid="00b948fd"/>
    </style:style>
    <style:style style:name="T60" style:family="text">
      <style:text-properties officeooo:rsid="00bb85bf"/>
    </style:style>
    <style:style style:name="T61" style:family="text">
      <style:text-properties officeooo:rsid="00c1560f"/>
    </style:style>
    <style:style style:name="T62" style:family="text">
      <style:text-properties officeooo:rsid="00cb851e"/>
    </style:style>
    <style:style style:name="T63" style:family="text">
      <style:text-properties officeooo:rsid="00d18e4a"/>
    </style:style>
    <style:style style:name="T64" style:family="text">
      <style:text-properties officeooo:rsid="00d1d4a3"/>
    </style:style>
    <style:style style:name="T65" style:family="text">
      <style:text-properties officeooo:rsid="00d9c7ff"/>
    </style:style>
    <style:style style:name="T66" style:family="text">
      <style:text-properties officeooo:rsid="00db0ec9"/>
    </style:style>
    <style:style style:name="T67" style:family="text">
      <style:text-properties officeooo:rsid="00e2b8f5"/>
    </style:style>
    <style:style style:name="T68" style:family="text">
      <style:text-properties officeooo:rsid="00e321a9"/>
    </style:style>
    <style:style style:name="T69" style:family="text">
      <style:text-properties officeooo:rsid="00e33d94"/>
    </style:style>
    <style:style style:name="T70" style:family="text">
      <style:text-properties officeooo:rsid="00ed87fb"/>
    </style:style>
    <style:style style:name="T71" style:family="text">
      <style:text-properties officeooo:rsid="00f0d79f"/>
    </style:style>
    <style:style style:name="T72" style:family="text">
      <style:text-properties officeooo:rsid="00f29701"/>
    </style:style>
    <style:style style:name="T73" style:family="text">
      <style:text-properties officeooo:rsid="01090daa"/>
    </style:style>
    <style:style style:name="T74" style:family="text">
      <style:text-properties officeooo:rsid="0109d1e9"/>
    </style:style>
    <style:style style:name="T75" style:family="text">
      <style:text-properties officeooo:rsid="010b6cc2"/>
    </style:style>
    <style:style style:name="T76" style:family="text">
      <style:text-properties officeooo:rsid="010ee5f0"/>
    </style:style>
    <style:style style:name="T77" style:family="text">
      <style:text-properties officeooo:rsid="010fca3c"/>
    </style:style>
    <style:style style:name="T78" style:family="text">
      <style:text-properties officeooo:rsid="0117bcda"/>
    </style:style>
    <style:style style:name="T79" style:family="text">
      <style:text-properties officeooo:rsid="011ca303"/>
    </style:style>
    <style:style style:name="T80" style:family="text">
      <style:text-properties officeooo:rsid="011df235"/>
    </style:style>
    <style:style style:name="T81" style:family="text">
      <style:text-properties officeooo:rsid="012a287a"/>
    </style:style>
    <style:style style:name="T82" style:family="text">
      <style:text-properties officeooo:rsid="012def5d"/>
    </style:style>
    <style:style style:name="T83" style:family="text">
      <style:text-properties officeooo:rsid="012fa834"/>
    </style:style>
    <style:style style:name="T84" style:family="text">
      <style:text-properties officeooo:rsid="0135b7a8"/>
    </style:style>
    <style:style style:name="T85" style:family="text">
      <style:text-properties officeooo:rsid="0138bc3b"/>
    </style:style>
    <style:style style:name="T86" style:family="text">
      <style:text-properties officeooo:rsid="0140085b"/>
    </style:style>
    <style:style style:name="T87" style:family="text">
      <style:text-properties officeooo:rsid="01430544"/>
    </style:style>
    <style:style style:name="T88" style:family="text">
      <style:text-properties officeooo:rsid="0146eb8a"/>
    </style:style>
    <style:style style:name="T89" style:family="text">
      <style:text-properties officeooo:rsid="01489874"/>
    </style:style>
    <style:style style:name="T90" style:family="text">
      <style:text-properties officeooo:rsid="0149fd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17">Экзамен в конце третьего семестра.</text:p>
      <text:p text:style-name="P17">В конце второго семестра зачет</text:p>
      <text:p text:style-name="P17"/>
      <text:p text:style-name="P17">3 — 4 домашних работы, по каждой работе отчет <text:span text:style-name="T1">+ контрольные вопросы, требующие письменные ответы</text:span></text:p>
      <text:p text:style-name="P17"/>
      <text:p text:style-name="P18">Работа над контрольными вопросами преследует практическую цель получить автомат на экзамене.</text:p>
      <text:p text:style-name="P18"/>
      <text:p text:style-name="P19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20"/>
      <text:p text:style-name="P20">Каждый получит тему курсовой работы. Вначале б<text:span text:style-name="T8">у</text:span>дет нео<text:span text:style-name="T8">б</text:span>ходимо разработать литерат, а в следующем семестре пояснительную записку</text:p>
      <text:p text:style-name="P20"/>
      <text:p text:style-name="P21">В реферате нужно кратко изложить суть <text:span text:style-name="T9">двух трех вопросов, которые не касаются темы курсовой работы</text:span>. <text:span text:style-name="T9">Первый абзац: реферат посвященн теме со ссылкой на первоисточник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1"/>
      <text:p text:style-name="P3">Лекция 1</text:p>
      <text:p text:style-name="P22"><text:s/></text:p>
      <text:p text:style-name="P23">Темы семестра:</text:p>
      <text:list xml:id="list5650779648112536729" text:style-name="L1">
        <text:list-item>
          <text:p text:style-name="P175">Этимологический анализ архитектуры АСОИУ</text:p>
        </text:list-item>
        <text:list-item>
          <text:p text:style-name="P227"><text:span text:style-name="T10">Примеры архитектур автоматизированных систем обработки информации и управления (ГАС «Контур», </text:span><text:span text:style-name="T11">ГАС «Выборы», ГАС «ГРМ»)</text:span></text:p>
        </text:list-item>
        <text:list-item>
          <text:p text:style-name="P228"><text:span text:style-name="T11">Т</text:span><text:span text:style-name="T10">енденции автоматизации</text:span></text:p>
        </text:list-item>
        <text:list-item>
          <text:p text:style-name="P176">Базовая функционально — структурная модель архитектуры АСОИУ</text:p>
        </text:list-item>
        <text:list-item>
          <text:p text:style-name="P177">Базовая модель поведения пользователя в архитектуре АСОИУ</text:p>
        </text:list-item>
      </text:list>
      <text:p text:style-name="P19"/>
      <text:p text:style-name="P19"/>
      <text:p text:style-name="P19"/>
      <text:p text:style-name="P19"/>
      <text:p text:style-name="P2">Архитектура автоматизированных систем обработки информации и управления</text:p>
      <text:p text:style-name="P2"/>
      <text:p text:style-name="P25">Существуют эзотерические и экзотерические знания.</text:p>
      <text:p text:style-name="P25">Эзотерические — доступные посвященным, избранным, профессионалам.</text:p>
      <text:p text:style-name="P25">Экзотерические знания — общедоступные знания.</text:p>
      <text:p text:style-name="P25"/>
      <text:p text:style-name="P25">Система — главный термин этого термина — <text:span text:style-name="T26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6">составных элементов, обеспечивающих целому системное свойство, которым не обладает ни один из элементов по отдельности.</text:span></text:p>
      <text:p text:style-name="P25"/>
      <text:p text:style-name="P26">Действительность — все то, что доступно разуму человека и воздействует или может воздействовать на его органы чувств.</text:p>
      <text:p text:style-name="P26"/>
      <text:p text:style-name="P27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27"/>
      <text:p text:style-name="P28">Цель — это будущий результат </text:p>
      <text:p text:style-name="P28"/>
      <text:p text:style-name="P29">Элемент — составная част<text:span text:style-name="T27">ь </text:span>системы, которая <text:span text:style-name="T27">подразумевается</text:span> или рассматривается как единое целое</text:p>
      <text:p text:style-name="P29"/>
      <text:p text:style-name="P30">Свойство — индикатор или признак отличающий одно от другого.</text:p>
      <text:p text:style-name="P30"/>
      <text:p text:style-name="P30"/>
      <text:p text:style-name="P31">Из данного определения вытекают следующие свойства:</text:p>
      <text:list xml:id="list7544148280261760404" text:style-name="L2">
        <text:list-item>
          <text:p text:style-name="P178">Любая система персонифицирована (имеет автора в лице конкретного человека либо коллектива)</text:p>
        </text:list-item>
        <text:list-item>
          <text:p text:style-name="P178">Система целесообразна (перед любой системой стоит цель или множество целей)</text:p>
        </text:list-item>
        <text:list-item>
          <text:p text:style-name="P178">Любая система имеет четкие границы</text:p>
        </text:list-item>
        <text:list-item>
          <text:p text:style-name="P179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180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181">Система является составной частью действительности из которой она выделена <text:span text:style-name="T28">(составные части системы, как физические тела взаимодействуют)</text:span></text:p>
        </text:list-item>
        <text:list-item>
          <text:p text:style-name="P182">Часть действительности, которая воздействует на систему называется окружающей средой</text:p>
        </text:list-item>
        <text:list-item>
          <text:p text:style-name="P182">В свою очередь система воздействует на окружающую среду</text:p>
        </text:list-item>
        <text:list-item>
          <text:p text:style-name="P182">Интенсивность воздействия окружающей среды на систему обратно пропорционально <text:s/>расстоянию</text:p>
        </text:list-item>
      </text:list>
      <text:p text:style-name="P32"/>
      <text:p text:style-name="P134">рисунок 1</text:p>
      <text:p text:style-name="P32"/>
      <text:p text:style-name="P33">Распространенным является понятие объект</text:p>
      <text:p text:style-name="P33">Объект — система, которая контекстно (т. е. При рассмотрении того или иного объекта) считается неделимым целым.</text:p>
      <text:p text:style-name="P33">Имеет место два случая: когда детализация объекта неважна, или когда внутреннее устройство системы нам не известна.</text:p>
      <text:p text:style-name="P33"/>
      <text:p text:style-name="P34">Объект, внутреннее устройство которого не известно, называется черным ящиком </text:p>
      <text:p text:style-name="P135">рисунок 2</text:p>
      <text:p text:style-name="P34"/>
      <text:p text:style-name="P34">Представление черного ящика является моделью окружающей действительности.</text:p>
      <text:p text:style-name="P34"/>
      <text:p text:style-name="P34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29">(вербальных, формальных, физических и их возможных комбинаций)</text:span>.</text:p>
      <text:p text:style-name="P34"/>
      <text:p text:style-name="P34"/>
      <text:p text:style-name="P4"><text:soft-page-break/>Лекция 2</text:p>
      <text:p text:style-name="P142">Вербальные выразительные свойства — язык двух модальностей: речь и текст. </text:p>
      <text:p text:style-name="P143">Значительно многообразнее формальные выразительные средства. К ним относятся схемы, графики, картины, <text:span text:style-name="T30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144">Физические выразительные средства — упрощенные и уменьшенные копии реальных объектов, <text:span text:style-name="T31">соответствующие критериям подобия, которое гарантирует идентичность процессов в уменьшенной копии и реальном объекте. </text:span></text:p>
      <text:p text:style-name="P144"/>
      <text:p text:style-name="P144"/>
      <text:p text:style-name="P145">Критерий подобия — критерий Рейндолье.</text:p>
      <text:p text:style-name="P145"/>
      <text:p text:style-name="P146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2">физические (также известны как моторные) модели, видео модели, аудио модели, мультимедийные модели.</text:span></text:p>
      <text:p text:style-name="P146"/>
      <text:p text:style-name="P147"><text:span text:style-name="T3">Моделирование</text:span> — разработка и применение моделей для изучени<text:span text:style-name="T33">я и</text:span> понимания окружающей <text:span text:style-name="T33">действительности.</text:span></text:p>
      <text:p text:style-name="P147"/>
      <text:p text:style-name="P148"><text:span text:style-name="T3">Реальная действительность</text:span> — все то, что действует на органы чувств человека.</text:p>
      <text:p text:style-name="P149"><text:span text:style-name="T3">Виртуальная действительность</text:span> — все то, что искусственно создано и дополняет окружение человека.</text:p>
      <text:p text:style-name="P149"/>
      <text:p text:style-name="P159">Системы бывают разные</text:p>
      <text:p text:style-name="P149"><text:span text:style-name="T34">по способности к целеполаганию: </text:span><text:span text:style-name="T6">целенаправленные системы</text:span><text:span text:style-name="T34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4"> (система, способная достигать сформулированных самостоятельно целей), </text:span><text:span text:style-name="T6">человеко — машинные системы</text:span><text:span text:style-name="T34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4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149"/>
      <text:p text:style-name="P150">Помимо всего система может быть автоматизированна.</text:p>
      <text:p text:style-name="P150"><text:span text:style-name="T3">Автоматизация</text:span> — это разработка средств вычислительной техники <text:span text:style-name="T35">и внедрение его в трудовую деятельность человека для усиления его интеллекта.</text:span></text:p>
      <text:p text:style-name="P151"><text:span text:style-name="T3">Интеллект</text:span> — <text:span text:style-name="T36">величина, характеризующая количественную способность разума.</text:span></text:p>
      <text:p text:style-name="P151"/>
      <text:p text:style-name="P152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152"><text:span text:style-name="T5">Механизация</text:span><text:span text:style-name="T37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152"/>
      <text:p text:style-name="P153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174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154"/>
      <text:p text:style-name="P155"><text:span text:style-name="T3">Структурная схема</text:span> — упорядоченное множество <text:span text:style-name="T38">конструктивный</text:span> элементов и физических связей между ними.</text:p>
      <text:p text:style-name="P156"><text:span text:style-name="T3">Функциональные схемы</text:span> — упорядоченные множества реализуемых в системе функций и их логических связей.</text:p>
      <text:p text:style-name="P156"/>
      <text:p text:style-name="P157">Структурные и функциональные связи представляются в виде прямоугольников, соедин<text:span text:style-name="T41">енн</text:span>ых горизонтальными или вертикальными тонкими линиями, стрелками <text:span text:style-name="T39">(</text:span>однонаправленными или двунаправленными). <text:span text:style-name="T40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157"/>
      <text:p text:style-name="P158"><text:span text:style-name="T3">Управление</text:span> — перевод объекта их текущего состояния в требуемое.</text:p>
      <text:p text:style-name="P158"/>
      <text:p text:style-name="P168">Система управления<text:span text:style-name="T10"> — замкнутая система, состоящая из объекта управления и кон</text:span><text:span text:style-name="T12">тур</text:span><text:span text:style-name="T10">а обратной связи.</text:span></text:p>
      <text:p text:style-name="P160"><text:s/></text:p>
      <text:p text:style-name="P161"/>
      <text:p text:style-name="P161"/>
      <text:p text:style-name="P168"/>
      <text:p text:style-name="P173"><text:span text:style-name="T12">р</text:span><text:span text:style-name="T10">исунок 3</text:span></text:p>
      <text:p text:style-name="P161"/>
      <text:p text:style-name="P161"/>
      <text:p text:style-name="P161"/>
      <text:p text:style-name="P161"/>
      <text:p text:style-name="P168"/>
      <text:p text:style-name="P161"/>
      <text:p text:style-name="P161"/>
      <text:p text:style-name="P162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162">Если при управлении входной вектор меняется в обоих направлениях — тот этот контур отрицательный.</text:p>
      <text:p text:style-name="P162"/>
      <text:p text:style-name="P169"><text:span text:style-name="T10">Контур обратной связи мо</text:span><text:span text:style-name="T14">ж</text:span><text:span text:style-name="T10">ет быть реализован по-разному, </text:span><text:span text:style-name="T13">важен способ реализации контура обратной связи:</text:span></text:p>
      <text:list xml:id="list694149456927756467" text:style-name="L3">
        <text:list-item>
          <text:p text:style-name="P229"><text:span text:style-name="T10">С</text:span><text:span text:style-name="T13"> </text:span><text:span text:style-name="T10">помощью автоматов — система автоматического управления (</text:span><text:span text:style-name="T42">САУ</text:span><text:span text:style-name="T10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229"><text:span text:style-name="T10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43">РСУ</text:span><text:span text:style-name="T17">)</text:span></text:p>
        </text:list-item>
        <text:list-item>
          <text:p text:style-name="P230"><text:span text:style-name="T10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0">)</text:span></text:p>
        </text:list-item>
      </text:list>
      <text:p text:style-name="P163"/>
      <text:p text:style-name="P170"><text:soft-page-break/><text:span text:style-name="T10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164"/>
      <text:p text:style-name="P164"/>
      <text:p text:style-name="P164"/>
      <text:p text:style-name="P164"/>
      <text:p text:style-name="P171"><text:span text:style-name="T18">М</text:span><text:span text:style-name="T10">ожет ли быть система управления разомкнутой</text:span></text:p>
      <text:p text:style-name="P165"/>
      <text:p text:style-name="P165"/>
      <text:p text:style-name="P172">Лекция 4</text:p>
      <text:p text:style-name="P166">Социально-технологические объекты — большинство промышленных предприятий.</text:p>
      <text:p text:style-name="P166">Социально-организационные объекты — мин<text:span text:style-name="T49">и</text:span>стерства, ведомства, и другие организации.</text:p>
      <text:p text:style-name="P167">Рис 4</text:p>
      <text:p text:style-name="P167"/>
      <text:p text:style-name="P166">Обладают рядом особенностей:</text:p>
      <text:list xml:id="list6713268337314567506" text:style-name="L4">
        <text:list-item>
          <text:p text:style-name="P183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4">решая одни и те же задачи для разных исходных данных)</text:span></text:p>
        </text:list-item>
        <text:list-item>
          <text:p text:style-name="P184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5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185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6">в том числе и мультимедийной, в реальном режиме времени.</text:span></text:p>
        </text:list-item>
        <text:list-item>
          <text:p text:style-name="P186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187">Возникает <text:span text:style-name="T47">аддитивная</text:span> необходимость создавать и поддерживать с последующим совершенствованием <text:span text:style-name="T47">привлекательный</text:span> имидж объекта <text:span text:style-name="T47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188">Способность удовлетворять информационные потребности населения в широком смысле этого слова, <text:span text:style-name="T48">исключая непосредственный контакт с чиновниками.</text:span></text:p>
        </text:list-item>
      </text:list>
      <text:p text:style-name="P35">Перечисленные особенности характерны системам двух выделенных видов.</text:p>
      <text:p text:style-name="P35"/>
      <text:p text:style-name="P35"/>
      <text:p text:style-name="P36"><text:span text:style-name="T3">Классы пользователей </text:span>автоматизированных систем </text:p>
      <text:list xml:id="list5053742823969287328" text:style-name="L5">
        <text:list-item>
          <text:p text:style-name="P189"><text:span text:style-name="T3">Лица принимающие решения (ЛПР)</text:span> — первое лицо в организации или на предприятии, директор, генеральный д<text:span text:style-name="T50">ирр</text:span>ектор</text:p>
        </text:list-item>
        <text:list-item>
          <text:p text:style-name="P189"><text:span text:style-name="T3">Лица готовящие решение (ЛГР)</text:span> — аппарат первого лица</text:p>
        </text:list-item>
        <text:list-item>
          <text:p text:style-name="P190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191"><text:span text:style-name="T3">Лица реализующие сценарий (ЛРС)</text:span> </text:p>
        </text:list-item>
        <text:list-item>
          <text:p text:style-name="P191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192"><text:span text:style-name="T3">Лица исполняющие решение (ЛИР)</text:span> — принятое решение необходимо реализовать</text:p>
        </text:list-item>
        <text:list-item>
          <text:p text:style-name="P231"><text:soft-page-break/>Лица готовящие информацию (ЛГИ)</text:p>
        </text:list-item>
        <text:list-item>
          <text:p text:style-name="P193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193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37">Перечисленные классы — это пользователи, для которых АСОИУ является орудием труда, в том смысле, что они <text:span text:style-name="T52">используют</text:span> эту систему для получения информации, необходимой для осуществления действий в своей профессиональной <text:span text:style-name="T52">деятельности.</text:span> </text:p>
      <text:p text:style-name="P37"/>
      <text:p text:style-name="P37">АИС <text:s/>(Автоматизированная исполнительная система) нуждается в обслуживании</text:p>
      <text:p text:style-name="P37"/>
      <text:p text:style-name="P38">Других классов пользователей по большому счету не существует, все пользователи вписываются в <text:s/>существующие.</text:p>
      <text:p text:style-name="P38"/>
      <text:p text:style-name="P38"/>
      <text:p text:style-name="P38"/>
      <text:p text:style-name="P39">Понятие автоматизированная система обработки информации и управления — <text:span text:style-name="T51">это система управления,в контур обратной связи которой включена автоматизированная информационная система.</text:span></text:p>
      <text:p text:style-name="P39"/>
      <text:p text:style-name="P40">Рис 5 <text:span text:style-name="T53">(Графическая модель АСОИУ)</text:span></text:p>
      <text:p text:style-name="P40"/>
      <text:p text:style-name="P40"/>
      <text:p text:style-name="P42">Определение слова «Архитектура»</text:p>
      <text:p text:style-name="P41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4">Для древних греков, архитектура — конечный результат творчества. Исходя из этих соображений:</text:span></text:p>
      <text:p text:style-name="P41"/>
      <text:p text:style-name="P43"><text:span text:style-name="T3">Архитектура</text:span> — результат творческого процесса, характеризующийся полезностью и эстетичностью.</text:p>
      <text:p text:style-name="P43"/>
      <text:p text:style-name="P44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44"/>
      <text:p text:style-name="P45"><text:span text:style-name="T3">Архитектура объект</text:span><text:span text:style-name="T7">а</text:span> — <text:span text:style-name="T55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40"/>
      <text:p text:style-name="P47">Определение понятия Архитектура АСОИУ</text:p>
      <text:p text:style-name="P46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46"/>
      <text:p text:style-name="P48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48"/>
      <text:p text:style-name="P48"/>
      <text:p text:style-name="P48"/>
      <text:p text:style-name="P5"><text:soft-page-break/>Лекция 5</text:p>
      <text:p text:style-name="P49"/>
      <text:p text:style-name="P49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6">Среда жизнедеятельности пользователей. Среда жизнедеятельности людей.</text:span></text:p>
      <text:p text:style-name="P49"/>
      <text:p text:style-name="P49"/>
      <text:p text:style-name="P50">Сетевое общество это определение учитывает <text:span text:style-name="T57">чувственный</text:span> аспект, учитывает то, что пользователь не сторонний наблюдатель, а его <text:span text:style-name="T57">непосредственная</text:span> главная составляющая часть.</text:p>
      <text:p text:style-name="P53"/>
      <text:p text:style-name="P50"/>
      <text:p text:style-name="P51">Понятность — достижение конкретного смысла при минимуме знаний</text:p>
      <text:p text:style-name="P51"/>
      <text:p text:style-name="P51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51"/>
      <text:p text:style-name="P52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52"/>
      <text:p text:style-name="P52"/>
      <text:p text:style-name="P54">Любая автоматизированная система должна создаваться не для человека, а с человеком</text:p>
      <text:p text:style-name="P54"/>
      <text:p text:style-name="P55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55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55">Технологическая составляющая — часть системы, которая определяется многими факторами: историческими, культурными и прочими.</text:p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36"><text:soft-page-break/>Примеры АСОИУ</text:p>
      <text:list xml:id="list6523632218238237576" text:style-name="L6">
        <text:list-item>
          <text:p text:style-name="P194">ГАС «Контур»</text:p>
        </text:list-item>
        <text:list-item>
          <text:p text:style-name="P194">ГАС «Выборы»</text:p>
        </text:list-item>
        <text:list-item>
          <text:p text:style-name="P194">ГАС «ГРН»</text:p>
        </text:list-item>
      </text:list>
      <text:p text:style-name="P57"/>
      <text:p text:style-name="P57"/>
      <text:p text:style-name="P6">Контур</text:p>
      <text:p text:style-name="P58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58"/>
      <text:p text:style-name="P59">Предпосылки:</text:p>
      <text:list xml:id="list8570283830213826740" text:style-name="L7">
        <text:list-item>
          <text:p text:style-name="P195">состояние холодной войны</text:p>
        </text:list-item>
        <text:list-item>
          <text:p text:style-name="P195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59"/>
      <text:p text:style-name="P60">Смысл любой системы состоит в ответе на вопрос, почему стало необходимым создать оперделенную систему.</text:p>
      <text:p text:style-name="P60"/>
      <text:p text:style-name="P60">Любая система создается для кого-то. «Контур» создвался для высших чинов управления страной в два возможных периода.</text:p>
      <text:p text:style-name="P60"/>
      <text:p text:style-name="P60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60"/>
      <text:p text:style-name="P60">Мы выделели два класса пользователей: ЛПР и ЛГР. </text:p>
      <text:p text:style-name="P60"/>
      <text:p text:style-name="P61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61"/>
      <text:p text:style-name="P7">Цели создания:</text:p>
      <text:list xml:id="list1162067511872790514" text:style-name="L8">
        <text:list-item>
          <text:p text:style-name="P196">Обеспечение живучести (способность системы выполнять свои функции при выходе из строя отдельных ее звеньев <text:span text:style-name="T58">в силу разрушительного действия внешней или окружающей среды</text:span>) системы</text:p>
        </text:list-item>
        <text:list-item>
          <text:p text:style-name="P197">Оборудовать пользователей системы автоматизированными рабочими местами <text:span text:style-name="T59">и обеспечить их взаимодействие в реальном масштабе времени</text:span></text:p>
        </text:list-item>
        <text:list-item>
          <text:p text:style-name="P198">Сформировать централизованную базу данных, <text:span text:style-name="T60">характеризующих текущее состояние народного хозяйства </text:span></text:p>
        </text:list-item>
      </text:list>
      <text:p text:style-name="P62"/>
      <text:p text:style-name="P8">Цели функционирования:</text:p>
      <text:list xml:id="list504173644464119300" text:style-name="L9">
        <text:list-item>
          <text:p text:style-name="P199">Введение централизованной базы данных (накопление, хранение, обновление, поиск)</text:p>
        </text:list-item>
        <text:list-item>
          <text:p text:style-name="P200">Информационное обслуживание пользователей системы в реальном масштабе времени</text:p>
        </text:list-item>
        <text:list-item>
          <text:p text:style-name="P201">Оперативный контроль и управление народным хозяйством</text:p>
        </text:list-item>
      </text:list>
      <text:p text:style-name="P63"/>
      <text:p text:style-name="P63"/>
      <text:p text:style-name="P63"/>
      <text:p text:style-name="P63"/>
      <text:p text:style-name="P9">Лекция 6</text:p>
      <text:p text:style-name="P63"/>
      <text:p text:style-name="P64">Т — табло отображения информации коллективного пользования.</text:p>
      <text:p text:style-name="P64"><text:soft-page-break/>Ахр — автоматизированное хранилище</text:p>
      <text:p text:style-name="P64">КС — каналы связи</text:p>
      <text:p text:style-name="P64">К — камутатор</text:p>
      <text:p text:style-name="P64">АЕРМЛПР — автоматизированное рабочее место лица, принимающего решение</text:p>
      <text:p text:style-name="P64">АРМЛГР — автоматизированные рабочие места лиц, готовящих решение</text:p>
      <text:p text:style-name="P64">УО — управляющий <text:span text:style-name="T61">орган</text:span> (объект)</text:p>
      <text:p text:style-name="P65">АРМЛИР — автоматизированное рабочее место лица, исполняющего решение</text:p>
      <text:p text:style-name="P66">АРМЛГИ — автоматизированное рабочее место лица, готовящего информацию</text:p>
      <text:p text:style-name="P67">СЖО — система жизнеобеспечения</text:p>
      <text:p text:style-name="P68">АСТ — административно-служебный персонал</text:p>
      <text:p text:style-name="P68"/>
      <text:p text:style-name="P81">ОУ — объекты управления — промышленные предприятия, местные органы власти, категорированные (закрытые) города</text:p>
      <text:p text:style-name="P69">Хв — входной вектор верхнего звена</text:p>
      <text:p text:style-name="P69">Хн — нижнего звена</text:p>
      <text:p text:style-name="P69">тонкая двунаправленная стрелка — электрическая связь</text:p>
      <text:p text:style-name="P69">двойная стрелочка — транспортная связь</text:p>
      <text:p text:style-name="P69"/>
      <text:p text:style-name="P70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70"/>
      <text:p text:style-name="P70"/>
      <text:p text:style-name="P71"><text:span text:style-name="T62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2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82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72">Оперативное управление функционированием системы осуществлялось с контрольно-командного пункта (ККП) <text:span text:style-name="T64">оперативно-диспетчерским</text:span> персоналом на основе информации отображаемом на табло коллективного пользования (Т) <text:span text:style-name="T63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73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73"/>
      <text:p text:style-name="P74"><text:soft-page-break/>Звенья системы размещались в специальных сооружениях, обеспечивающих живучесть системы. </text:p>
      <text:p text:style-name="P74"/>
      <text:p text:style-name="P74"/>
      <text:p text:style-name="P75"/>
      <text:p text:style-name="P77">Звено — это конструктивная и/или функциональная завершенная часть системы.</text:p>
      <text:p text:style-name="P78"><text:span text:style-name="T65">Нижние з</text:span>венья системы — объекты управления. Количество звеньев в серднем 350.</text:p>
      <text:p text:style-name="P79">Верхнее звено системы — управляющий орган. Одно звено.</text:p>
      <text:p text:style-name="P79">Центральное звено — главный вычислительный центр. Предполагалось 3 (фактически было исполнено 2)</text:p>
      <text:p text:style-name="P79">Система связи — в отличие от предыдущих звеньев, не сосредоточена (распределено в пространстве) </text:p>
      <text:p text:style-name="P79"/>
      <text:p text:style-name="P76">Информационные потоки системы.</text:p>
      <text:p text:style-name="P77">Х<text:span text:style-name="T66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80">Интенсивность — в среднем 10 сообщений в (то ли секунду, то ли сутки)</text:p>
      <text:p text:style-name="P80"/>
      <text:p text:style-name="P80">Хв — входной вектор <text:span text:style-name="T67">верхнего звена</text:span>— указания, запросы <text:span text:style-name="T68">на поиск информации в базе данных системы</text:span>, задания на решение задач. <text:span text:style-name="T69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80"/>
      <text:p text:style-name="P80"/>
      <text:p text:style-name="P83">Yн — выходной вектор на нижних звеньях — указание <text:span text:style-name="T70">поступающее с верхнего звена, управляющего органа</text:span>, квитанции, технологические распоряжения ТРП и ТРН. <text:span text:style-name="T70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89">ТРН — технологическое сообщение о неприеме. Это внештатная ситуация. К проблеме подключаются специальные спеуиалисты, чтобы понять, что произошло</text:p>
      <text:p text:style-name="P83"/>
      <text:p text:style-name="P83"/>
      <text:p text:style-name="P84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80"/>
      <text:p text:style-name="P40"/>
      <text:p text:style-name="P84">Xотп — директива</text:p>
      <text:p text:style-name="P84">Yотп — справка, выдоваемая <text:span text:style-name="T72">на рабочее место</text:span>, выводимая на табло</text:p>
      <text:p text:style-name="P84"/>
      <text:p text:style-name="P85">Директива — управляющее воздействие, передписывающее персоналу осуществить переход из текущего состояния в требуемое. <text:span text:style-name="T71">Объем директивы — 100 байт. Усредненная </text:span><text:soft-page-break/><text:span text:style-name="T71">интенсивность — 50 директив в смену. Такая же интенсивность и в отношении справок. Размер справки — 2800 байт</text:span></text:p>
      <text:p text:style-name="P85"/>
      <text:p text:style-name="P85"/>
      <text:p text:style-name="P85"/>
      <text:p text:style-name="P10">Задачи, решаемые системой</text:p>
      <text:p text:style-name="P86">Система предназначена для решения двух типов задач: пользовательских (функциональных) <text:s/>и технологических</text:p>
      <text:p text:style-name="P86">Функциональные задачи — результаты которых предназначены для удовлетворения <text:span text:style-name="T73">информационной</text:span> потребности пользователей верхнего хвена системы.</text:p>
      <text:p text:style-name="P86"/>
      <text:p text:style-name="P87">Технологические задачи — задачи, результаты, которых предназначены для <text:span text:style-name="T73">удовлетворения</text:span> <text:span text:style-name="T73">информационной</text:span> потребности оперативно-диспетчерского персонала.</text:p>
      <text:p text:style-name="P87"/>
      <text:p text:style-name="P88">Функциональные задачи</text:p>
      <text:list xml:id="list6493902719465168648" text:style-name="L10">
        <text:list-item>
          <text:p text:style-name="P202">Контроль состояния объектов управления — задача, решаемая с помощью переодических донесений</text:p>
        </text:list-item>
        <text:list-item>
          <text:p text:style-name="P202">Управление объектами нижних ззвеньев — задача, решаемая, с помощью указания</text:p>
        </text:list-item>
        <text:list-item>
          <text:p text:style-name="P202">Контроль исполнения принятых решений — с помощью донесений <text:s/>переодических и сводных в ответных указаниях</text:p>
        </text:list-item>
        <text:list-item>
          <text:p text:style-name="P202">Оперативное информирование об черезвычайных ситуациях — ДНЗ</text:p>
        </text:list-item>
        <text:list-item>
          <text:p text:style-name="P202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p>
        </text:list-item>
      </text:list>
      <text:p text:style-name="P88"/>
      <text:p text:style-name="P90">Технологические задачи </text:p>
      <text:list xml:id="list6927958564705910021" text:style-name="L11">
        <text:list-item>
          <text:p text:style-name="P203">Контроль функционирования системы — решалась с помощью СПП</text:p>
        </text:list-item>
        <text:list-item>
          <text:p text:style-name="P203">Управление функционированием системы — ДИР</text:p>
        </text:list-item>
        <text:list-item>
          <text:p text:style-name="P232"><text:span text:style-name="T10">Ремонт и восстановление </text:span><text:span text:style-name="T25">программно-технических</text:span><text:span text:style-name="T10"> средств — СЖО</text:span></text:p>
        </text:list-item>
      </text:list>
      <text:p text:style-name="P90"/>
      <text:p text:style-name="P90"/>
      <text:p text:style-name="P11">Техническое обеспечение системы</text:p>
      <text:p text:style-name="P137"><text:span text:style-name="T10">Вычислительная способность была реализована на больших ЭВМ единой серии ЕС ЭВМ</text:span><text:span text:style-name="T19"> (ЕС — 1010, ЕС — 1030, </text:span><text:span text:style-name="T20">ЕС — 1050)</text:span></text:p>
      <text:p text:style-name="P91"/>
      <text:p text:style-name="P138"><text:span text:style-name="T10">Управляющие органы были реализованы на базе </text:span><text:span text:style-name="T21">абонентские пункты </text:span><text:span text:style-name="T10">АП — 2 </text:span><text:span text:style-name="T21">(электромеханические устройства, способные только вводить или выводить информацию, без обработки)</text:span><text:span text:style-name="T10">, АП — </text:span><text:span text:style-name="T21">(на основе микропроцессорной техники, более совершенные устройства, обладающие возможностью </text:span><text:span text:style-name="T10">,</text:span><text:span text:style-name="T21">проводить некоторые простейшие операции)</text:span><text:span text:style-name="T10"> АП — 60</text:span></text:p>
      <text:p text:style-name="P92"/>
      <text:p text:style-name="P93">Каналы связи — телефонные и телеграфные линии</text:p>
      <text:p text:style-name="P93"/>
      <text:p text:style-name="P12">Программное обеспечение системы</text:p>
      <text:p text:style-name="P94">Программное обеспечение: общее программное обеспечение и специальное програмное обеспечение</text:p>
      <text:p text:style-name="P94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p>
      <text:p text:style-name="P94"/>
      <text:p text:style-name="P139"><text:span text:style-name="T10">Операционная система синхронизирует работу технических средств и протекающих или реализуемых в них процессов — основное </text:span><text:span text:style-name="T22">предназначение</text:span><text:span text:style-name="T10"> операционной системы.</text:span></text:p>
      <text:p text:style-name="P95"><text:soft-page-break/>Операционная система является <text:span text:style-name="T73">интеллектуальной</text:span> составляющей любой эвм.</text:p>
      <text:p text:style-name="P95"/>
      <text:p text:style-name="P95">Система управления телеобработкой — основная функция, реализующая ввод информациии в систему и вывод из нее результатов обработки</text:p>
      <text:p text:style-name="P95"/>
      <text:p text:style-name="P96">Система управления вычислительным процессом — основная функция — контроль процессов обработки информации в системе.</text:p>
      <text:p text:style-name="P96"/>
      <text:p text:style-name="P97">Система управления базами данных (СУБД) — накопление информации в системе, ее хранение, обновление поиск и обработка.</text:p>
      <text:p text:style-name="P97"/>
      <text:p text:style-name="P140"><text:span text:style-name="T10">В системе контур использовалась операционная система 6.0, КИКС и ДИСОД — адаптированный вариант </text:span><text:span text:style-name="T25">американского</text:span><text:span text:style-name="T10"> Adanas.</text:span></text:p>
      <text:p text:style-name="P98"/>
      <text:p text:style-name="P98">На каждой вычислительной системе стояло своя операционная система. КИКС на вс1 и вс3. ДИСОД — на вс2.</text:p>
      <text:p text:style-name="P98"/>
      <text:p text:style-name="P98"/>
      <text:p text:style-name="P98"/>
      <text:p text:style-name="P141"><text:span text:style-name="T10">Специальное </text:span><text:span text:style-name="T25">программное</text:span><text:span text:style-name="T10"> обеспечение — </text:span><text:span text:style-name="T25">программное</text:span><text:span text:style-name="T10"> обеспечение, которое разрабатывается специально под систему и не подлежит </text:span><text:span text:style-name="T25">разглашению</text:span></text:p>
      <text:p text:style-name="P141"><text:span text:style-name="T10"><text:s/>Состоит из програ</text:span><text:span text:style-name="T25">м</text:span><text:span text:style-name="T10">много средств</text:span><text:span text:style-name="T23">а</text:span><text:span text:style-name="T10"> защиты и програм</text:span><text:span text:style-name="T23">м</text:span><text:span text:style-name="T10">ное средств</text:span><text:span text:style-name="T24">а</text:span><text:span text:style-name="T10"> решения задач пользователя.</text:span></text:p>
      <text:p text:style-name="P99"/>
      <text:p text:style-name="P100">Необходимой составляющей любой системы является информационное обеспечение. </text:p>
      <text:list xml:id="list228035588564566704" text:style-name="L12">
        <text:list-header>
          <text:p text:style-name="P204">Составляющими информационной составляющей системы являлись</text:p>
        </text:list-header>
        <text:list-item>
          <text:p text:style-name="P204">оперативная информация, формируемая на основе входных и выходных информационных сообщений</text:p>
        </text:list-item>
        <text:list-item>
          <text:p text:style-name="P204"><text:span text:style-name="T73">обще системная</text:span> информация, состоящая из классификатора товаров и услуг и вторая составляющая — нормативно, правовые акты</text:p>
        </text:list-item>
        <text:list-item>
          <text:p text:style-name="P205">Программное <text:span text:style-name="T73">обеспечение</text:span> как информационные данные</text:p>
        </text:list-item>
      </text:list>
      <text:p text:style-name="P101"/>
      <text:p text:style-name="P101"/>
      <text:p text:style-name="P13">Лекция 7</text:p>
      <text:p text:style-name="P102">Организационное обеспечение ГАС «Контур». ГАС действовала как самостоятельная организация, которая оперативное управление функционирования ссистемы осуществлял оперативно-диспетчерский персонал, а общее руководство системой, как самостоятельно-хозяйствующего субъекта — административно-служебным персоналом. Оба перссонала присутствуют на служебной схеме системы. </text:p>
      <text:p text:style-name="P102"/>
      <text:p text:style-name="P103">Рассмотрим две организационные структуры (орг-структуры): асп и одп. </text:p>
      <text:p text:style-name="P103"/>
      <text:p text:style-name="P103"><text:span text:style-name="T74">Организация — объединение людей действующих по единым правилам</text:span> <text:span text:style-name="T74">для достижения общей цели или целей. </text:span></text:p>
      <text:p text:style-name="P103"/>
      <text:p text:style-name="P104">Оперативно-диспетчерский персонал осуществлял управление системой, осуществлял переход из текущего состояния в требуемое.</text:p>
      <text:p text:style-name="P104">А административно-служебный персонал во главе с руководством выоплнял функции руководства, т. е. Обеспечивал совместную деятельность служебного персонала, для достижения целей.</text:p>
      <text:p text:style-name="P104"/>
      <text:p text:style-name="P104">Структура — упорядоченное множество элементов и их логических связей <text:span text:style-name="T75">(или отношений). </text:span></text:p>
      <text:p text:style-name="P105"><text:soft-page-break/>Структурная схема — упорядоченное множество конструктивных элементов и их ф<text:span text:style-name="T77">и</text:span>зическ<text:span text:style-name="T76">их</text:span> связ<text:span text:style-name="T76">ей</text:span></text:p>
      <text:p text:style-name="P105"/>
      <text:p text:style-name="P106">Функциональная схема — упорядоченное множество функция и их логических связей.</text:p>
      <text:p text:style-name="P106"/>
      <text:p text:style-name="P107">Структура — упорядоченное множество элементов и их отношений.</text:p>
      <text:p text:style-name="P108">Отношение в структуре базируется на основе властных взаимоотношений.</text:p>
      <text:p text:style-name="P108"/>
      <text:p text:style-name="P109">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, в связи с этим в состав административно-служебного персонала включен зам по развитию. </text:p>
      <text:p text:style-name="P109"/>
      <text:p text:style-name="P110">КДПУ — контрольно диспетчерский пункт управления</text:p>
      <text:p text:style-name="P110"/>
      <text:p text:style-name="P111">Каждой ячейке структуры соответствуют права и обязанности. Фактически контингент <text:span text:style-name="T78">специалистов</text:span> представленных в схеме и есть кадровое обеспечение.</text:p>
      <text:p text:style-name="P111"/>
      <text:p text:style-name="P111"/>
      <text:p text:style-name="P112">Свойства системной структуры.</text:p>
      <text:list xml:id="list4620295519674608083" text:style-name="L13">
        <text:list-item>
          <text:p text:style-name="P206">Уникальность системы (система не имела аналогов)</text:p>
        </text:list-item>
        <text:list-item>
          <text:p text:style-name="P207">Масштабность (система покрывала не менее 80% СССР)</text:p>
        </text:list-item>
        <text:list-item>
          <text:p text:style-name="P208">Капиталоемкость исчисляемая сотнями миллионов рублей</text:p>
        </text:list-item>
        <text:list-item>
          <text:p text:style-name="P208">численность персонала около тысячи человек</text:p>
        </text:list-item>
        <text:list-item>
          <text:p text:style-name="P208">Программное обеспечение уникальное и универсальное (несколько миллионов команд)</text:p>
        </text:list-item>
        <text:list-item>
          <text:p text:style-name="P208">Коллектив головной организации разработчиков порядка 7 тыс человек</text:p>
        </text:list-item>
        <text:list-item>
          <text:p text:style-name="P208">В разработке системы участвовало более 10 организаций включая Академию наук СССР, три академии союзных республик <text:span text:style-name="T79">(украинская, эстонская, армянская, белорусская) научно-исследовательские, монтажные...</text:span></text:p>
        </text:list-item>
        <text:list-item>
          <text:p text:style-name="P209">Состав специалистов — системо-техники, <text:span text:style-name="T80">аналитики, программисты (системные, прикладные), специалисты по информации, инженеры.</text:span></text:p>
        </text:list-item>
        <text:list-item>
          <text:p text:style-name="P210">В число разработчиков входило около 15 докторов наук, более 100 кандидатов наук</text:p>
        </text:list-item>
        <text:list-item>
          <text:p text:style-name="P210">Процессы создания системы было подготовлено и защищено 10 докторских диссертаций и более 50 кандидатских </text:p>
        </text:list-item>
      </text:list>
      <text:p text:style-name="P113"/>
      <text:p text:style-name="P114"/>
      <text:p text:style-name="P14">Лекция 12</text:p>
      <text:p text:style-name="P115">Система имела несколько модернизаций, связанных с заменой систем связи и происходило наращивание. Сейчас система покрывает всю территорию страны, включая все участковые комиссии. </text:p>
      <text:p text:style-name="P116">Опыт полученный при создании гас «Контур» разрабатывали и гас «Выборы». В основном в разработке участвовали те же специалисты.</text:p>
      <text:p text:style-name="P116">Технические средства используемые в системе</text:p>
      <text:p text:style-name="P116"/>
      <text:p text:style-name="P15">Нестрактурированная топология лвс, на базе которой построена глобальная вычислительная сеть этой системы</text:p>
      <text:p text:style-name="P116">В гас «Выборы» использована «Enthernet» - это кабель к которому полдключаются специальные устройства.</text:p>
      <text:p text:style-name="P116"/>
      <text:p text:style-name="P117">….</text:p>
      <text:p text:style-name="P117"/>
      <text:p text:style-name="P117"/>
      <text:list xml:id="list3472043457259779110" text:style-name="L14">
        <text:list-header>
          <text:p text:style-name="P211"><text:soft-page-break/>Условные обозначения на схеме: </text:p>
        </text:list-header>
        <text:list-item>
          <text:p text:style-name="P211">з — заглушка</text:p>
        </text:list-item>
        <text:list-item>
          <text:p text:style-name="P211">п — повторитель</text:p>
        </text:list-item>
        <text:list-item>
          <text:p text:style-name="P211">р — разветвитель</text:p>
        </text:list-item>
        <text:list-item>
          <text:p text:style-name="P211">ск — сетевая карта</text:p>
        </text:list-item>
        <text:list-item>
          <text:p text:style-name="P211">рс — рабочая станция</text:p>
        </text:list-item>
        <text:list-item>
          <text:p text:style-name="P211">Пр — принтер</text:p>
        </text:list-item>
        <text:list-item>
          <text:p text:style-name="P211">Ск — сканер</text:p>
        </text:list-item>
        <text:list-item>
          <text:p text:style-name="P211">В — видеопроектор</text:p>
        </text:list-item>
        <text:list-item>
          <text:p text:style-name="P212">Э — экран</text:p>
        </text:list-item>
        <text:list-item>
          <text:p text:style-name="P212">АРМ — автоматизированное рабочее место (их много, порядка нескольких десятков)</text:p>
        </text:list-item>
      </text:list>
      <text:p text:style-name="P117"/>
      <text:p text:style-name="P121">Сервера:</text:p>
      <text:list xml:id="list1864885476671059387" text:style-name="L15">
        <text:list-item>
          <text:p text:style-name="P213">ФС1 — файловый сервер</text:p>
        </text:list-item>
        <text:list-item>
          <text:p text:style-name="P213">ФБД — сервер базы данных</text:p>
        </text:list-item>
        <text:list-item>
          <text:p text:style-name="P213">Спр — сервер приложений</text:p>
        </text:list-item>
        <text:list-item>
          <text:p text:style-name="P213">СОИК - Сервер отображения информации коллективного пользования</text:p>
        </text:list-item>
        <text:list-item>
          <text:p text:style-name="P213">схд — сервер хранилища данных</text:p>
        </text:list-item>
        <text:list-item>
          <text:p text:style-name="P213"><text:s/>сэп — сервер электронной почты</text:p>
        </text:list-item>
        <text:list-item>
          <text:p text:style-name="P213">wс - web-сервер </text:p>
        </text:list-item>
        <text:list-item>
          <text:p text:style-name="P213">ск - сервер криптозащиты</text:p>
        </text:list-item>
        <text:list-item>
          <text:p text:style-name="P213">са - сервер аутентификации</text:p>
        </text:list-item>
        <text:list-item>
          <text:p text:style-name="P213">скэп - сервер ключей электронной <text:span text:style-name="T85">подписи</text:span></text:p>
        </text:list-item>
        <text:list-item>
          <text:p text:style-name="P213">сби - сервер безопасности информации</text:p>
        </text:list-item>
        <text:list-item>
          <text:p text:style-name="P213">СКм - сервер коммуникации <text:span text:style-name="T82">\</text:span></text:p>
        </text:list-item>
        <text:list-item>
          <text:p text:style-name="P214">Сгп — сервер графопостроитель</text:p>
        </text:list-item>
        <text:list-item>
          <text:p text:style-name="P214">Сп - сервер печати</text:p>
        </text:list-item>
        <text:list-item>
          <text:p text:style-name="P214">Сцп - сервер цветной печати</text:p>
        </text:list-item>
      </text:list>
      <text:p text:style-name="P117"/>
      <text:p text:style-name="P118">Данная топология называется топология «Шина»</text:p>
      <text:p text:style-name="P118">Повторители необходимы для усиления передаваемого машине сигнала. <text:span text:style-name="T81">Повторители позволяют обеспечить длину шины в несоклько километров. </text:span></text:p>
      <text:p text:style-name="P119">Разветвители предназначеныы для подключения оборудования.</text:p>
      <text:p text:style-name="P119">Заглушки служат для гашения передаваемого сигнала. Чтобы погасить передаваемую волну. (чтобы сигнал не пошел в обратную сторону)</text:p>
      <text:p text:style-name="P119">Рабочая станция и серверы — персональные компьютеры, но у <text:s/>них есть принципиальные различия: рабочая станция размещается на автоматизированнгом рабочем месте пользователя, в силу этого компьютер долэен обладать соответствующим дизайном с хорошим, как правило цветным, экраном, технические характеристики (память, быстродействие) могут быть средние. Как правило рабочая станция — недорогой компьютер. Она предназначена для индивидуальноого использования — находится в полном распоряжении пользователя. </text:p>
      <text:p text:style-name="P119">Рабочий сервер — мощный и надежный, дорогостоящий персональный компьютер, как правило не отличающийся изысканностью дизайна. Сервер должен иметь большую оперативную и внешнюю память и высокое быстродействие. Сервер предназначен для коллективного использования. На сервере как правило обрабатываются и хранятся большие объемы информации, поэтому он должен быть исключительно надежным. Непосредственно с сервером взаимодействует обслуживающий персонал, поэтому нет жестких требований к дизайну. </text:p>
      <text:p text:style-name="P119">Эти различия различают рабочи<text:span text:style-name="T82">й</text:span> станции и серверы.</text:p>
      <text:p text:style-name="P119"/>
      <text:p text:style-name="P120"><text:soft-page-break/>Называется так потому что исключая из этой топологии ненужные элементы, можно получить топологию искомой системы.</text:p>
      <text:p text:style-name="P120"/>
      <text:list xml:id="list177966021227133763" text:style-name="L16">
        <text:list-item>
          <text:p text:style-name="P215"><text:span text:style-name="T83">КСА - </text:span>Комплекс средств автоматизации </text:p>
        </text:list-item>
        <text:list-item>
          <text:p text:style-name="P215">ЦИК — центральная избирательная комиссия</text:p>
        </text:list-item>
        <text:list-item>
          <text:p text:style-name="P216">автоматизированное рабочее место подготовки информации для интернет пользователей</text:p>
        </text:list-item>
        <text:list-item>
          <text:p text:style-name="P217">Система отображения информации коллективного пользования, а на основе него реализован пресс централизованной</text:p>
        </text:list-item>
        <text:list-item>
          <text:p text:style-name="P217">атвоматизированные рабочие места системного администратора, диспетчера связи, диспетчера службы безопасномти информации </text:p>
        </text:list-item>
        <text:list-item>
          <text:p text:style-name="P217">МВОС — Московская волоконно-оптическая связь</text:p>
        </text:list-item>
        <text:list-item>
          <text:p text:style-name="P218">Модем — обеспечивает связь в сеть связи общего пользования.</text:p>
        </text:list-item>
        <text:list-item>
          <text:p text:style-name="P219">Автоматизированные рабочие места операторов связи </text:p>
        </text:list-item>
      </text:list>
      <text:p text:style-name="P123"/>
      <text:p text:style-name="P123"/>
      <text:p text:style-name="P123"/>
      <text:p text:style-name="P123"/>
      <text:p text:style-name="P16">Лекция 13</text:p>
      <text:p text:style-name="P123">Сегодня в ГАС «Выюоры» используется 6 вычислительных машинно</text:p>
      <text:p text:style-name="P123"><text:s/></text:p>
      <text:p text:style-name="P123">посредством коммутатора км7 лвс образуют интегрированную локальную вычислительную сеть</text:p>
      <text:p text:style-name="P123"/>
      <text:p text:style-name="P123">Первая и вторая лвс предназначены для центарльной избирательной комиссии. На лвс1 арм председателя цик и членов цик, там же арм пресс центра, и там же арм оператора подготовки информации для интернет поратла системы на компакт-дисках</text:p>
      <text:p text:style-name="P123"/>
      <text:p text:style-name="P123">Вторая вычислительная сеть — для сотрудников цик</text:p>
      <text:p text:style-name="P123"/>
      <text:p text:style-name="P123">Все остальные расположенны на территорях федерального центра </text:p>
      <text:p text:style-name="P123"/>
      <text:p text:style-name="P123">3 ЛВС — для персонала</text:p>
      <text:p text:style-name="P123">4ЛВС — реализует центральную базу данных сиистемы гас Выборы. Отдельные ее фрагменты принадлежат другим звеньям системы. </text:p>
      <text:p text:style-name="P123"/>
      <text:p text:style-name="P124">Независимый массив жестких дисков — НМЖД — выполняет две функции: повышает скорость записи и считывания информации и обеспечивает <text:span text:style-name="T84">требуемую</text:span> высокую надежность базы данных. </text:p>
      <text:p text:style-name="P124"/>
      <text:p text:style-name="P123"/>
      <text:p text:style-name="P125">На этом звене еще две лвс. Одна принадлежит финансовуму управлению, вторая — выполняет функцию подготовки информации для интернет порталов.</text:p>
      <text:p text:style-name="P125"/>
      <text:p text:style-name="P125"/>
      <text:p text:style-name="P125"/>
      <text:p text:style-name="P126">Структурная схема КСА(КГС)</text:p>
      <text:p text:style-name="P126"><text:span text:style-name="T86">КТС избирательной комиссии субъекта Российской Федерации</text:span> </text:p>
      <text:p text:style-name="P127">КМ — ко<text:span text:style-name="T87">м</text:span>мутатор</text:p>
      <text:p text:style-name="P127">РС — рабочая станция</text:p>
      <text:p text:style-name="P127">арм пользователей — рабочее место председателя, юриста, системного администратора (оператора), диспетчера связи и оператора службы обеспечения безопасности информации.</text:p>
      <text:p text:style-name="P128"><text:soft-page-break/>СБД — сервер базы данных </text:p>
      <text:p text:style-name="P128">Спр — сервер приложений</text:p>
      <text:p text:style-name="P128">Wс — веб сервер</text:p>
      <text:p text:style-name="P128">СА — сервер аутентификации</text:p>
      <text:p text:style-name="P128">Скл — сервер ключей электронной подписи</text:p>
      <text:p text:style-name="P129">ФС — файл сервер</text:p>
      <text:p text:style-name="P129">КТС защиты — комплекс технических средств защиты</text:p>
      <text:p text:style-name="P129">СП — сервер печати</text:p>
      <text:p text:style-name="P129">РС — рабочая станция</text:p>
      <text:p text:style-name="P129">В — видеопроектор</text:p>
      <text:p text:style-name="P129">Э — экран</text:p>
      <text:p text:style-name="P129">ВМ — видео магнитофон</text:p>
      <text:p text:style-name="P129">Микрофон — аппаратура аудио-видео конференц связи</text:p>
      <text:p text:style-name="P130">КТС подготовки графической информации, отображения информации коллективного пользования и аудио-видео конференц связи</text:p>
      <text:p text:style-name="P131">Сэп — сервер электорнной почты</text:p>
      <text:p text:style-name="P131">Телефонная сеть общего пользования — ТФОП</text:p>
      <text:p text:style-name="P131">Скм — коммуникационный сервер</text:p>
      <text:p text:style-name="P131">МР — маршрутизатор</text:p>
      <text:p text:style-name="P132">ЛС — линии с региональным узлом комутации</text:p>
      <text:p text:style-name="P132">РЕЗ ЛС — резервная линия связи с региональным узлом комутации</text:p>
      <text:p text:style-name="P133">КТССПД — комплекс техничексих средств связи и передачи данных</text:p>
      <text:p text:style-name="P133"/>
      <text:p text:style-name="P133"/>
      <text:p text:style-name="P133"/>
      <text:p text:style-name="P222">Структурная схема комплекса средств автоматизации <text:span text:style-name="T89">подсистемы связи </text:span>передачи данных <text:span text:style-name="T89">ГАС Выборы</text:span></text:p>
      <text:p text:style-name="P223">КСА — комплекс средств автоматихации </text:p>
      <text:p text:style-name="P223">ФЦС — федеральный центр связи</text:p>
      <text:p text:style-name="P223">Центтр космической связи снабженный антеной — ЦКС</text:p>
      <text:p text:style-name="P223">ССОП — система связи общего пользования </text:p>
      <text:p text:style-name="P224">КСА ТУК — комплекс средств автоматизации территориального узла комутации</text:p>
      <text:p text:style-name="P224">УКС — узел космической связи снабженный антенной</text:p>
      <text:p text:style-name="P225">странные стрелочки — радиоволны</text:p>
      <text:p text:style-name="P225"><text:span text:style-name="T88">эллипсы</text:span> — системы связи общего пользования</text:p>
      <text:p text:style-name="P225"><text:s/><text:span text:style-name="T88">ИКСРФ — избирательная коммиссия субъекта российской федерации</text:span></text:p>
      <text:p text:style-name="P226">ТИК — территориальная избирательная комиссия</text:p>
      <text:p text:style-name="P226">УД — узел доступа</text:p>
      <text:p text:style-name="P226">УИК — участковые избирательные комиссии</text:p>
      <text:p text:style-name="P226">КОИБ — комплекс обработки избирательных биллютеней</text:p>
      <text:p text:style-name="P226">КЭГ — комплекс электорного голосования</text:p>
      <text:p text:style-name="P226">ТИ — традиционные избирательные у<text:span text:style-name="T90">рна</text:span></text:p>
      <text:p text:style-name="P224"/>
      <text:p text:style-name="P221"/>
      <text:p text:style-name="P221"/>
      <text:p text:style-name="P133"/>
      <text:p text:style-name="P133"/>
      <text:p text:style-name="P133"/>
      <text:p text:style-name="P122"/>
      <text:p text:style-name="P122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5-03T17:12:00.105904492</dc:date>
    <meta:editing-duration>PT12H20M53S</meta:editing-duration>
    <meta:editing-cycles>284</meta:editing-cycles>
    <meta:document-statistic meta:table-count="0" meta:image-count="0" meta:object-count="0" meta:page-count="16" meta:paragraph-count="345" meta:word-count="4153" meta:character-count="34477" meta:non-whitespace-character-count="30494"/>
  </office:meta>
</office:document-meta>
</file>